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5cm" svg:height="3.5cm" svg:x="7.5cm" svg:y="2cm">
          <text:p text:style-name="P1">HVAC Controller</text:p>
          <text:p text:style-name="P1">3.4.5.3.2.1</text:p>
        </draw:ellipse>
        <draw:ellipse draw:style-name="gr2" draw:text-style-name="P1" draw:layer="layout" svg:width="5.5cm" svg:height="3.5cm" svg:x="12cm" svg:y="10cm">
          <text:p text:style-name="P1">Boiler</text:p>
          <text:p text:style-name="P1">3.4.5.3.2.2</text:p>
        </draw:ellipse>
        <draw:ellipse draw:style-name="gr2" draw:text-style-name="P1" draw:layer="layout" svg:width="5.5cm" svg:height="3.5cm" svg:x="2.5cm" svg:y="10cm">
          <text:p text:style-name="P1">A/C Unit</text:p>
          <text:p text:style-name="P1">3.4.5.3.2.3</text:p>
        </draw:ellipse>
        <draw:line draw:style-name="gr3" draw:text-style-name="P1" draw:layer="layout" svg:x1="11cm" svg:y1="5.5cm" svg:x2="13.5cm" svg:y2="10cm">
          <text:p text:style-name="P1">B2HC</text:p>
          <text:p text:style-name="P1">HC2B</text:p>
        </draw:line>
        <draw:line draw:style-name="gr3" draw:text-style-name="P1" draw:layer="layout" svg:x1="6.5cm" svg:y1="10cm" svg:x2="9cm" svg:y2="5.5cm">
          <text:p text:style-name="P1">A2HC</text:p>
          <text:p text:style-name="P1">HC2A</text:p>
        </draw:line>
        <draw:rect draw:style-name="gr2" draw:text-style-name="P1" draw:layer="layout" svg:width="4cm" svg:height="2.5cm" svg:x="16cm" svg:y="1.5cm">
          <text:p text:style-name="P1">Sensor Data</text:p>
        </draw:rect>
        <draw:line draw:style-name="gr4" draw:text-style-name="P1" draw:layer="layout" svg:x1="13cm" svg:y1="3cm" svg:x2="16cm" svg:y2="3cm">
          <text:p text:style-name="P1">S2HC</text:p>
        </draw:line>
        <draw:rect draw:style-name="gr2" draw:text-style-name="P1" draw:layer="layout" svg:width="3.5cm" svg:height="2.5cm" svg:x="1cm" svg:y="1.5cm">
          <text:p text:style-name="P1">Time</text:p>
        </draw:rect>
        <draw:line draw:style-name="gr5" draw:text-style-name="P1" draw:layer="layout" svg:x1="4.5cm" svg:y1="2.5cm" svg:x2="7.5cm" svg:y2="3.5cm">
          <text:p text:style-name="P1">T2HC</text:p>
        </draw:line>
        <draw:rect draw:style-name="gr2" draw:text-style-name="P1" draw:layer="layout" svg:width="3.5cm" svg:height="2.5cm" svg:x="16.5cm" svg:y="5cm">
          <text:p text:style-name="P1">Brain</text:p>
        </draw:rect>
        <draw:line draw:style-name="gr4" draw:text-style-name="P1" draw:layer="layout" svg:x1="12.5cm" svg:y1="4.5cm" svg:x2="16.5cm" svg:y2="6.5cm">
          <text:p text:style-name="P1">BR2HC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9T22:29:53.95</meta:creation-date>
    <dc:date>2011-11-30T20:51:29.44</dc:date>
    <dc:creator>Andrew Poirier</dc:creator>
    <meta:editing-duration>PT2H8S</meta:editing-duration>
    <meta:editing-cycles>3</meta:editing-cycles>
    <meta:generator>OpenOffice.org/3.3$Win32 OpenOffice.org_project/330m20$Build-9567</meta:generator>
    <meta:document-statistic meta:object-count="11"/>
  </office:meta>
</office:document-meta>
</file>